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, Helvetica, sans-serif"/>
    <style:font-face style:name="CMMI12" svg:font-family="CMMI12" style:font-family-generic="system" style:font-pitch="variable"/>
    <style:font-face style:name="CMR12" svg:font-family="CMR12" style:font-family-generic="system" style:font-pitch="variable"/>
    <style:font-face style:name="CMR8" svg:font-family="CMR8" style:font-family-generic="system" style:font-pitch="variable"/>
    <style:font-face style:name="CMSY10" svg:font-family="CMSY10" style:font-family-generic="system" style:font-pitch="variable"/>
    <style:font-face style:name="Cambria" svg:font-family="Cambria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JXc-TeX-main-R" svg:font-family="MJXc-TeX-main-R, MJXc-TeX-main-Rw"/>
    <style:font-face style:name="Microsoft YaHei" svg:font-family="'Microsoft YaHei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SFBX1200" svg:font-family="SFBX1200" style:font-family-generic="system" style:font-pitch="variable"/>
    <style:font-face style:name="SFRM1200" svg:font-family="SFRM1200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cm" table:align="margins" style:writing-mode="lr-tb"/>
    </style:style>
    <style:style style:name="Таблица1.A" style:family="table-column">
      <style:table-column-properties style:column-width="8.25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margin-left="0cm" fo:margin-right="0cm" fo:margin-top="1.058cm" fo:margin-bottom="0.529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000000" loext:opacity="100%" style:font-name="Arial2" fo:font-size="18.75pt" fo:letter-spacing="normal" fo:font-style="normal" fo:font-weight="normal"/>
    </style:style>
    <style:style style:name="P2" style:family="paragraph" style:parent-style-name="Standard">
      <style:paragraph-properties fo:margin-top="0cm" fo:margin-bottom="0.282cm" style:contextual-spacing="false" fo:line-height="107%" fo:text-align="center" style:justify-single-word="false"/>
    </style:style>
    <style:style style:name="P3" style:family="paragraph" style:parent-style-name="Standard" style:master-page-name="Standard">
      <style:paragraph-properties fo:margin-top="0cm" fo:margin-bottom="0.282cm" style:contextual-spacing="false" fo:line-height="107%" fo:text-align="center" style:justify-single-word="false" style:page-number="1"/>
    </style:style>
    <style:style style:name="P4" style:family="paragraph" style:parent-style-name="Standard">
      <style:paragraph-properties fo:margin-top="0cm" fo:margin-bottom="0.282cm" style:contextual-spacing="false" fo:line-height="107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end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.282cm" style:contextual-spacing="false" fo:line-height="107%"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6.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282cm" style:contextual-spacing="false" fo:line-height="107%" fo:text-align="center" style:justify-single-word="false"/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top="0cm" fo:margin-bottom="0.282cm" style:contextual-spacing="false" fo:line-height="107%"/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P12" style:family="paragraph" style:parent-style-name="Standard">
      <style:paragraph-properties fo:margin-left="6.35cm" fo:margin-right="0cm" fo:line-height="100%" fo:text-align="end" style:justify-single-word="false" fo:text-indent="0cm" style:auto-text-indent="false"/>
    </style:style>
    <style:style style:name="P13" style:family="paragraph" style:parent-style-name="Standard">
      <style:paragraph-properties fo:margin-left="9.991cm" fo:margin-right="0cm" fo:line-height="100%" fo:text-align="end" style:justify-single-word="false" fo:text-indent="-3.641cm" style:auto-text-indent="false"/>
    </style:style>
    <style:style style:name="P14" style:family="paragraph" style:parent-style-name="Standard">
      <style:paragraph-properties fo:margin-left="0cm" fo:margin-right="0cm" fo:line-height="100%" fo:text-align="end" style:justify-single-word="false" fo:text-indent="6.35cm" style:auto-text-indent="false"/>
    </style:style>
    <style:style style:name="P15" style:family="paragraph" style:parent-style-name="Standard">
      <style:paragraph-properties fo:line-height="100%" fo:text-align="center" style:justify-single-word="false"/>
    </style:style>
    <style:style style:name="P16" style:family="paragraph" style:parent-style-name="Standard">
      <style:paragraph-properties fo:line-height="100%"/>
      <style:text-properties officeooo:paragraph-rsid="00109a65"/>
    </style:style>
    <style:style style:name="P17" style:family="paragraph" style:parent-style-name="Standard">
      <loext:graphic-properties draw:fill="solid" draw:fill-color="#ffffff"/>
      <style:paragraph-properties fo:line-height="100%" fo:background-color="#ffffff"/>
      <style:text-properties fo:font-size="13pt" style:font-size-asian="13pt" style:font-size-complex="13pt"/>
    </style:style>
    <style:style style:name="P18" style:family="paragraph" style:parent-style-name="Standard" style:list-style-name="WWNum1"/>
    <style:style style:name="P19" style:family="paragraph" style:parent-style-name="Standard" style:list-style-name="WWNum1">
      <loext:graphic-properties draw:fill="solid" draw:fill-color="#ffffff"/>
      <style:paragraph-properties fo:background-color="#ffffff"/>
    </style:style>
    <style:style style:name="P20" style:family="paragraph" style:parent-style-name="Standard">
      <style:text-properties fo:color="#000000" loext:opacity="100%" style:font-name="Cascadia Mono" fo:font-size="9.5pt" style:font-size-asian="9.5pt"/>
    </style:style>
    <style:style style:name="P21" style:family="paragraph" style:parent-style-name="Standard">
      <style:text-properties fo:language="ru" fo:country="RU" officeooo:rsid="00109a65"/>
    </style:style>
    <style:style style:name="P22" style:family="paragraph" style:parent-style-name="Standard" style:list-style-name="WWNum1">
      <style:text-properties style:font-name="Times New Roman" fo:font-size="14pt" fo:language="ru" fo:country="RU" officeooo:rsid="00109a65" officeooo:paragraph-rsid="00109a65" style:font-size-asian="12.25pt" style:font-size-complex="14pt"/>
    </style:style>
    <style:style style:name="P23" style:family="paragraph" style:parent-style-name="Standard" style:list-style-name="WWNum1">
      <style:text-properties style:font-name="Times New Roman" fo:font-size="14pt" fo:language="ru" fo:country="RU" fo:font-weight="normal" officeooo:rsid="00109a65" officeooo:paragraph-rsid="00109a65" style:font-size-asian="12.25pt" style:font-weight-asian="normal" style:font-size-complex="14pt" style:font-weight-complex="normal"/>
    </style:style>
    <style:style style:name="P24" style:family="paragraph" style:parent-style-name="Standard" style:list-style-name="WWNum1">
      <style:text-properties style:font-name="Times New Roman" fo:font-size="16pt" fo:language="ru" fo:country="RU" fo:font-weight="bold" officeooo:rsid="00109a65" officeooo:paragraph-rsid="00109a65" style:font-size-asian="16pt" style:font-weight-asian="bold" style:font-size-complex="16pt" style:font-weight-complex="bold"/>
    </style:style>
    <style:style style:name="P25" style:family="paragraph" style:parent-style-name="Table_20_Contents">
      <style:text-properties style:font-name="Times New Roman" fo:font-size="14pt" style:font-size-asian="12.25pt" style:font-size-complex="14pt"/>
    </style:style>
    <style:style style:name="P26" style:family="paragraph" style:parent-style-name="Table_20_Contents">
      <style:text-properties style:font-name="Times New Roman" fo:font-size="14pt" fo:language="ru" fo:country="RU" officeooo:rsid="00109a65" officeooo:paragraph-rsid="00109a65" style:font-size-asian="12.25pt" style:font-size-complex="14pt"/>
    </style:style>
    <style:style style:name="P27" style:family="paragraph" style:parent-style-name="Text_20_body">
      <style:paragraph-properties fo:line-height="100%"/>
      <style:text-properties fo:font-variant="normal" fo:text-transform="none" fo:color="#000000" loext:opacity="100%" style:font-name="Arial2" fo:font-size="10.5pt" fo:letter-spacing="normal" fo:font-style="normal" fo:font-weight="normal" loext:padding="0cm" loext:border="none"/>
    </style:style>
    <style:style style:name="P28" style:family="paragraph" style:parent-style-name="Text_20_body">
      <style:paragraph-properties fo:margin-left="0cm" fo:margin-right="0cm" fo:margin-top="0.265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officeooo:paragraph-rsid="00109a65"/>
    </style:style>
    <style:style style:name="P31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32" style:family="paragraph" style:parent-style-name="Text_20_body" style:list-style-name="L1">
      <style:paragraph-properties fo:padding="0cm" fo:border="none"/>
    </style:style>
    <style:style style:name="P33" style:family="paragraph" style:parent-style-name="Text_20_body" style:list-style-name="L1">
      <style:paragraph-properties fo:margin-top="0cm" fo:margin-bottom="0cm" style:contextual-spacing="false" fo:padding="0cm" fo:border="none"/>
      <style:text-properties officeooo:paragraph-rsid="00109a65"/>
    </style:style>
    <style:style style:name="P34" style:family="paragraph" style:parent-style-name="Text_20_body">
      <style:paragraph-properties fo:padding="0cm" fo:border="non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109a65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style:font-name-asian="SFBX1200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fo:font-weight="bold" officeooo:rsid="00109a65" style:font-name-asian="SFBX1200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style:font-name-asian="SFRM1200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109a65" style:font-name-asian="SFRM1200" style:font-size-asian="14pt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style:font-name-asian="Roboto Mono1" style:font-size-asian="14pt" style:font-name-complex="Times New Roman1" style:font-size-complex="14pt"/>
    </style:style>
    <style:style style:name="T10" style:family="text">
      <style:text-properties style:font-name="Times New Roman" fo:language="ru" fo:country="RU" style:font-name-asian="Times New Roman1" style:font-name-complex="Times New Roman1"/>
    </style:style>
    <style:style style:name="T1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2" style:family="text">
      <style:text-properties style:font-name="Cambria" fo:font-size="12pt" fo:language="en" fo:country="US" style:font-name-asian="SFRM1200" style:font-size-asian="12pt" style:font-name-complex="SFRM1200" style:font-size-complex="12pt"/>
    </style:style>
    <style:style style:name="T13" style:family="text">
      <style:text-properties fo:color="#000000" loext:opacity="100%" style:font-name="Times New Roman" fo:font-size="14pt" fo:language="ru" fo:country="RU" fo:background-color="#ffffff" loext:char-shading-value="0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ru" fo:country="RU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ru" fo:country="RU" fo:font-weight="normal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color="#000000" loext:opacity="100%" style:font-name="Times New Roman" fo:font-size="14pt" fo:language="ru" fo:country="RU" fo:font-weight="normal" officeooo:rsid="00109a65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color="#000000" loext:opacity="100%" style:font-name="Times New Roman" fo:font-size="14pt" fo:language="en" fo:country="US" fo:font-weight="normal" officeooo:rsid="00109a65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000000" loext:opacity="100%" style:font-name="Times New Roman" fo:font-size="14pt" style:font-name-asian="Arial Unicode MS1" style:font-size-asian="14pt" style:font-name-complex="Times New Roman1" style:font-size-complex="14pt"/>
    </style:style>
    <style:style style:name="T19" style:family="text">
      <style:text-properties fo:color="#000000" loext:opacity="100%" style:font-name="Cascadia Mono" fo:font-size="9.5pt" style:font-size-asian="9.5pt"/>
    </style:style>
    <style:style style:name="T20" style:family="text">
      <style:text-properties fo:color="#000000" loext:opacity="100%" style:text-position="super 58%" style:font-name="Times New Roman" fo:font-size="14pt" fo:language="ru" fo:country="RU" fo:font-weight="normal" officeooo:rsid="00109a65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0000" loext:opacity="100%" style:text-position="0% 100%" style:font-name="Times New Roman" fo:font-size="14pt" fo:language="ru" fo:country="RU" fo:font-weight="normal" officeooo:rsid="00109a65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Roboto Mono" style:font-name-asian="Roboto Mono1" style:font-name-complex="Roboto Mono1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size-complex="14pt" loext:padding="0cm" loext:border="none"/>
    </style:style>
    <style:style style:name="T25" style:family="text">
      <style:text-properties fo:font-variant="normal" fo:text-transform="none" fo:color="#000000" loext:opacity="100%" style:text-position="super 58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26" style:family="text">
      <style:text-properties fo:font-variant="normal" fo:text-transform="none" fo:color="#000000" loext:opacity="100%" style:text-position="super 58%" style:font-name="Times New Roman" fo:font-size="14pt" fo:letter-spacing="normal" fo:font-style="normal" fo:font-weight="normal" officeooo:rsid="00109a65" style:font-size-asian="14pt" style:font-size-complex="14pt" loext:padding="0cm" loext:border="none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style:font-size-asian="14pt" style:font-size-complex="14pt" loext:padding="0cm" loext:border="none"/>
    </style:style>
    <style:style style:name="T2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font-weight="bold" style:font-size-asian="14pt" style:font-weight-asian="bold" style:font-size-complex="14pt" style:font-weight-complex="bold" loext:padding="0cm" loext:border="none"/>
    </style:style>
    <style:style style:name="T31" style:family="text">
      <style:text-properties style:font-name="Times New Roman" fo:font-size="14pt" fo:language="ru" fo:country="RU" officeooo:rsid="00109a65" style:font-size-asian="14pt" style:font-size-complex="14pt" loext:padding="0cm" loext:border="none"/>
    </style:style>
    <style:style style:name="T32" style:family="text">
      <style:text-properties fo:language="en" fo:country="US"/>
    </style:style>
    <style:style style:name="T33" style:family="text">
      <style:text-properties fo:color="#808080" loext:opacity="100%" style:font-name="Cascadia Mono" fo:font-size="9.5pt" style:font-size-asian="9.5pt"/>
    </style:style>
    <style:style style:name="T34" style:family="text">
      <style:text-properties fo:color="#808080" loext:opacity="100%" style:font-name="Cascadia Mono" fo:font-size="9.5pt" style:font-name-asian="Roboto Mono1" style:font-size-asian="9.5pt" style:font-name-complex="Times New Roman1" style:font-size-complex="14pt"/>
    </style:style>
    <style:style style:name="T35" style:family="text">
      <style:text-properties fo:color="#6f008a" loext:opacity="100%" style:font-name="Cascadia Mono" fo:font-size="9.5pt" style:font-size-asian="9.5pt"/>
    </style:style>
    <style:style style:name="T36" style:family="text">
      <style:text-properties fo:color="#a31515" loext:opacity="100%" style:font-name="Cascadia Mono" fo:font-size="9.5pt" style:font-size-asian="9.5pt"/>
    </style:style>
    <style:style style:name="T37" style:family="text">
      <style:text-properties fo:color="#0000ff" loext:opacity="100%" style:font-name="Cascadia Mono" fo:font-size="9.5pt" style:font-size-asian="9.5pt"/>
    </style:style>
    <style:style style:name="T38" style:family="text">
      <style:text-properties fo:color="#2b91af" loext:opacity="100%" style:font-name="Cascadia Mono" fo:font-size="9.5pt" style:font-size-asian="9.5pt"/>
    </style:style>
    <style:style style:name="T39" style:family="text">
      <style:text-properties fo:color="#008080" loext:opacity="100%"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осковский Авиационный Институт</text:span></text:p>
      <text:p text:style-name="P2"><text:span text:style-name="T1">(Национальный Исследовательский Университет)</text:span></text:p>
      <text:p text:style-name="P4"/>
      <text:p text:style-name="P2"><text:span text:style-name="T3">Факультет «Компьютерные науки и прикладная математика»</text:span></text:p>
      <text:p text:style-name="P7"/>
      <text:p text:style-name="P2"><text:span text:style-name="T3">Кафедра вычислительной математики и программирования</text:span></text:p>
      <text:p text:style-name="P10"/>
      <text:p text:style-name="P10"/>
      <text:p text:style-name="P2"><text:span text:style-name="T4">Курсовой проект </text:span><text:span text:style-name="T3">по курсу</text:span></text:p>
      <text:p text:style-name="P2"><text:span text:style-name="T3">«Дискретный анализ»</text:span></text:p>
      <text:p text:style-name="P7"/>
      <text:p text:style-name="P2"><text:span text:style-name="T3">Тема работы</text:span></text:p>
      <text:p text:style-name="P2"><text:span text:style-name="T3">“</text:span><text:span text:style-name="T5">Преобразование Фурье</text:span><text:span text:style-name="T3">”</text:span></text:p>
      <text:p text:style-name="P11"/>
      <text:p text:style-name="P10"/>
      <text:p text:style-name="P10"/>
      <text:p text:style-name="P5"/>
      <text:p text:style-name="P6"/>
      <text:p text:style-name="P12"><text:span text:style-name="T1"><text:s text:c="10"/>Студент : <text:s text:c="3"/></text:span><text:span text:style-name="T2">А. С. Личковаха</text:span></text:p>
      <text:p text:style-name="P13"><text:span text:style-name="T1">Группа : <text:s/>М8О-310Б-21</text:span></text:p>
      <text:p text:style-name="P14"><text:span text:style-name="T1">Преподаватель : <text:s/>___________</text:span></text:p>
      <text:p text:style-name="P14"><text:span text:style-name="T1">Оценка : <text:s text:c="2"/>___________</text:span></text:p>
      <text:p text:style-name="P14"><text:span text:style-name="T8">Дата : <text:s text:c="2"/>___________</text:span></text:p>
      <text:p text:style-name="P14"><text:span text:style-name="T8">Подпись : <text:s text:c="2"/>___________</text:span></text:p>
      <text:p text:style-name="P8"/>
      <text:p text:style-name="P9"/>
      <text:p text:style-name="P9"/>
      <text:p text:style-name="P15"><text:span text:style-name="T8"/></text:p>
      <text:p text:style-name="P15"><text:span text:style-name="T8">Москва 202</text:span><text:span text:style-name="T2">4</text:span></text:p>
      <text:p text:style-name="P17"><text:soft-page-break/></text:p>
      <text:list xml:id="list666354778" text:style-name="WWNum1">
        <text:list-item>
          <text:p text:style-name="P19"><text:span text:style-name="T11">Постановка задачи</text:span></text:p>
        </text:list-item>
      </text:list>
      <text:p text:style-name="P27"><text:span text:style-name="T1">Реализуйте алгоритм быстрое преобразование Фурье для действительного сигнала.</text:span></text:p>
      <text:p text:style-name="P28">Преобразование проводится скользящим окном на 4096 отсчёта с шагом 1024. Перед преобразованием Фурье необходимо подействовать на отсчёты окном Ханна.</text:p>
      <text:h text:style-name="P1" text:outline-level="2">Формат ввода</text:h>
      <text:p text:style-name="P29">Ваша программа получает файл input.mp3 чтение производится из него.</text:p>
      <text:h text:style-name="P1" text:outline-level="2">Формат вывода</text:h>
      <text:p text:style-name="P30"><text:span text:style-name="T23">В качестве результата для каждого набора отсчётов выведите на отдельной строке одно вещественное число - наибольшее значение </text:span><text:span text:style-name="Strong_20_Emphasis"><text:span text:style-name="T24">по абсолютной величине </text:span></text:span><text:span text:style-name="T23">полученное после преобразования Фурье. Ответ будет верным если абсолютная или относительная погрешность вашего вывода не превышает 10 </text:span><text:span text:style-name="T25">-</text:span><text:span text:style-name="T26">6</text:span></text:p>
      <text:p text:style-name="P30"><text:span text:style-name="T1"/></text:p>
      <text:list xml:id="list192200300069257" text:continue-numbering="true" text:style-name="WWNum1">
        <text:list-item>
          <text:p text:style-name="P18"><text:span text:style-name="T11">Описание</text:span></text:p>
        </text:list-item>
      </text:list>
      <text:p text:style-name="P16"><text:span text:style-name="T15">Данн</text:span><text:span text:style-name="T16">ая </text:span><text:span text:style-name="T15">программ</text:span><text:span text:style-name="T16">а</text:span><text:span text:style-name="T15"> читает звуковой файл формата MP3, применяет к нему алгоритм Уэльча-Ханна (Hunn) для сглаживания данных и затем применяет быстрое преобразование Фурье (FFT) для преобразования сигнала в <text:s/>частотный домен. Затем программа находит частоту с наибольшей амплитудой в каждом участке сигнала и выводит эту информацию на экран. </text:span><text:span text:style-name="T16">Б</text:span><text:span text:style-name="T15">ыстрое преобразование Фурье </text:span><text:span text:style-name="T16">работает по принципу разделяй и властвуй, отсюда сложность </text:span><text:span text:style-name="T17">O(n*log(n)).</text:span><text:span text:style-name="T12"><text:line-break/></text:span></text:p>
      <text:list xml:id="list192201749530380" text:continue-numbering="true" text:style-name="WWNum1">
        <text:list-item>
          <text:p text:style-name="P18"><text:span text:style-name="T11">Разбор программы</text:span></text:p>
        </text:list-item>
      </text:list>
      <text:p text:style-name="Text_20_body"/>
      <text:list xml:id="list2841326778" text:style-name="L1">
        <text:list-item>
          <text:p text:style-name="P31"><text:span text:style-name="T27">Функция <text:s/></text:span><text:span text:style-name="Source_20_Text"><text:span text:style-name="T30">decoder</text:span></text:span><text:span text:style-name="Source_20_Text"><text:span text:style-name="T28"> </text:span></text:span><text:span text:style-name="T27">используется для декодирования MP3 файла и возвращает вектор целых чисел, содержащий аудио данные из файла.</text:span></text:p>
        </text:list-item>
        <text:list-item>
          <text:p text:style-name="P31"><text:soft-page-break/><text:span text:style-name="T27">Функция</text:span><text:span text:style-name="T29"> <text:s/></text:span><text:span text:style-name="Source_20_Text"><text:span text:style-name="T30">hunn </text:span></text:span><text:span text:style-name="T27">применяет алгоритм Уэльча-Ханна к участку аудио данных размером 4096. Результатом выполнения функции является вектор комплексных чисел.</text:span></text:p>
        </text:list-item>
        <text:list-item>
          <text:p text:style-name="P33"><text:span text:style-name="T27">Функция </text:span><text:span text:style-name="Source_20_Text"><text:span text:style-name="T30">fastAndFurryious</text:span></text:span><text:span text:style-name="Source_20_Text"><text:span text:style-name="T28"> </text:span></text:span><text:span text:style-name="T27">применяет быстрое преобразование Фурье к вектору комплексных чисел </text:span><text:span text:style-name="Source_20_Text"><text:span text:style-name="T31">уже обработанных алгоритмом Уэльча-Ханна</text:span></text:span><text:span text:style-name="T27">. Она разделяет входной вектор на два вектора (четные и нечетные элементы), применяет FFT для них рекурсивно и затем объединяет их обратно.</text:span></text:p>
        </text:list-item>
        <text:list-item>
          <text:p text:style-name="P31"><text:span text:style-name="T27">Функция </text:span><text:span text:style-name="Source_20_Text"><text:span text:style-name="T30">comparator </text:span></text:span><text:span text:style-name="T27">используется как критерий для сортировки, сравнивая абсолютные значения комплексных чисел.</text:span></text:p>
        </text:list-item>
        <text:list-item>
          <text:p text:style-name="P32"><text:span text:style-name="T27">В функции </text:span><text:span text:style-name="Source_20_Text"><text:span text:style-name="T30">main</text:span></text:span><text:span text:style-name="T27">, программа читает аудио данные из файла "input.mp3" с помощью функции </text:span><text:span text:style-name="Source_20_Text"><text:span text:style-name="T30">decoder</text:span></text:span><text:span text:style-name="T27">, разбивает их на участки, применяет к ним алгоритм Уэльча-Ханна и FFT, и выводит наибольшую амплитуду в каждом участке сигнала на экран.</text:span></text:p>
        </text:list-item>
      </text:list>
      <text:p text:style-name="P34">Таким образом, данный код выполняет анализ аудио сигнала, находит частоту с наибольшей амплитудой в каждом участке сигнала и выводит эту информацию.</text:p>
      <text:p text:style-name="Standard"><text:span text:style-name="T14"/></text:p>
      <text:list xml:id="list192200444646113" text:continue-list="list192201749530380" text:style-name="WWNum1">
        <text:list-item>
          <text:p text:style-name="P18"><text:span text:style-name="T11">Исходный код</text:span></text:p>
        </text:list-item>
      </text:list>
      <text:p text:style-name="Standard"><text:span text:style-name="T34">#define</text:span><text:span text:style-name="T19"> </text:span><text:span text:style-name="T35">MINIMP3_IMPLEMENTATION</text:span></text:p>
      <text:p text:style-name="Standard"><text:span text:style-name="T33">#define</text:span><text:span text:style-name="T19"> </text:span><text:span text:style-name="T35">_USE_MATH_DEFINES</text:span></text:p>
      <text:p text:style-name="P20"/>
      <text:p text:style-name="Standard"><text:span text:style-name="T33">#include</text:span><text:span text:style-name="T19"> </text:span><text:span text:style-name="T36">&lt;iomanip&gt;</text:span></text:p>
      <text:p text:style-name="Standard"><text:span text:style-name="T33">#include</text:span><text:span text:style-name="T19"> </text:span><text:span text:style-name="T36">&lt;iostream&gt;</text:span></text:p>
      <text:p text:style-name="Standard"><text:span text:style-name="T33">#include</text:span><text:span text:style-name="T19"> </text:span><text:span text:style-name="T36">&lt;vector&gt;</text:span></text:p>
      <text:p text:style-name="Standard"><text:span text:style-name="T33">#include</text:span><text:span text:style-name="T19"> </text:span><text:span text:style-name="T36">&lt;cmath&gt;</text:span></text:p>
      <text:p text:style-name="Standard"><text:span text:style-name="T33">#include</text:span><text:span text:style-name="T19"> </text:span><text:span text:style-name="T36">&lt;algorithm&gt;</text:span></text:p>
      <text:p text:style-name="Standard"><text:span text:style-name="T33">#include</text:span><text:span text:style-name="T19"> </text:span><text:span text:style-name="T36">&lt;complex&gt;</text:span></text:p>
      <text:p text:style-name="Standard"><text:span text:style-name="T33">#include</text:span><text:span text:style-name="T19"> </text:span><text:span text:style-name="T36">&lt;set&gt;</text:span></text:p>
      <text:p text:style-name="Standard"><text:span text:style-name="T33">#include</text:span><text:span text:style-name="T19"> </text:span><text:span text:style-name="T36">"minimp3.h"</text:span></text:p>
      <text:p text:style-name="Standard"><text:span text:style-name="T33">#include</text:span><text:span text:style-name="T19"> </text:span><text:span text:style-name="T36">"minimp3_ex.h"</text:span></text:p>
      <text:p text:style-name="P20"/>
      <text:p text:style-name="Standard"><text:span text:style-name="T37">using</text:span><text:span text:style-name="T19"> </text:span><text:span text:style-name="T37">namespace</text:span><text:span text:style-name="T19"> std;</text:span></text:p>
      <text:p text:style-name="Standard"><text:span text:style-name="T37">const</text:span><text:span text:style-name="T19"> </text:span><text:span text:style-name="T37">double</text:span><text:span text:style-name="T19"> pi = </text:span><text:span text:style-name="T35">M_PI</text:span><text:span text:style-name="T19">;</text:span></text:p>
      <text:p text:style-name="Standard"><text:span text:style-name="T37">const</text:span><text:span text:style-name="T19"> </text:span><text:span text:style-name="T37">int</text:span><text:span text:style-name="T19"> WSIZE = 4096, WSTEP = 1024;</text:span></text:p>
      <text:p text:style-name="Standard"><text:span text:style-name="T37">using</text:span><text:span text:style-name="T19"> </text:span><text:span text:style-name="T38">complexVector</text:span><text:span text:style-name="T19"> = </text:span><text:span text:style-name="T38">vector</text:span><text:span text:style-name="T19">&lt;</text:span><text:span text:style-name="T38">complex</text:span><text:span text:style-name="T19">&lt;</text:span><text:span text:style-name="T37">double</text:span><text:span text:style-name="T19">&gt;&gt;;</text:span></text:p>
      <text:p text:style-name="P20"/>
      <text:p text:style-name="P20"/>
      <text:p text:style-name="Standard"><text:span text:style-name="T38">vector</text:span><text:span text:style-name="T19">&lt;</text:span><text:span text:style-name="T37">int</text:span><text:span text:style-name="T19">&gt; decoder(</text:span><text:span text:style-name="T37">const</text:span><text:span text:style-name="T19"> </text:span><text:span text:style-name="T38">string</text:span><text:span text:style-name="T19">&amp; </text:span><text:span text:style-name="T33">filename</text:span><text:span text:style-name="T19">) {</text:span></text:p>
      <text:p text:style-name="Standard"><text:span text:style-name="T19"><text:tab/></text:span><text:span text:style-name="T38">mp3dec_t</text:span><text:span text:style-name="T19"> mp3d;</text:span></text:p>
      <text:p text:style-name="Standard"><text:span text:style-name="T19"><text:tab/></text:span><text:span text:style-name="T38">mp3dec_file_info_t</text:span><text:span text:style-name="T19"> info;</text:span></text:p>
      <text:p text:style-name="Standard"><text:soft-page-break/><text:span text:style-name="T19"><text:tab/></text:span><text:span text:style-name="T37">if</text:span><text:span text:style-name="T19"> (mp3dec_load(&amp;mp3d, </text:span><text:span text:style-name="T33">filename</text:span><text:span text:style-name="T19">.data(), &amp;info, </text:span><text:span text:style-name="T35">NULL</text:span><text:span text:style-name="T19">, </text:span><text:span text:style-name="T35">NULL</text:span><text:span text:style-name="T19">)) {</text:span></text:p>
      <text:p text:style-name="Standard"><text:span text:style-name="T19"><text:tab/><text:tab/></text:span><text:span text:style-name="T37">throw</text:span><text:span text:style-name="T19"> </text:span><text:span text:style-name="T38">runtime_error</text:span><text:span text:style-name="T19">(</text:span><text:span text:style-name="T36">"Decode error"</text:span><text:span text:style-name="T19">);</text:span></text:p>
      <text:p text:style-name="Standard"><text:span text:style-name="T19"><text:tab/>}</text:span></text:p>
      <text:p text:style-name="Standard"><text:span text:style-name="T19"><text:tab/></text:span><text:span text:style-name="T38">vector</text:span><text:span text:style-name="T19">&lt;</text:span><text:span text:style-name="T37">int</text:span><text:span text:style-name="T19">&gt; res(info.buffer, info.buffer + info.samples);</text:span></text:p>
      <text:p text:style-name="Standard"><text:span text:style-name="T19"><text:tab/>free(info.buffer);</text:span></text:p>
      <text:p text:style-name="Standard"><text:span text:style-name="T19"><text:tab/></text:span><text:span text:style-name="T37">return</text:span><text:span text:style-name="T19"> res;</text:span></text:p>
      <text:p text:style-name="Standard"><text:span text:style-name="T19">}</text:span></text:p>
      <text:p text:style-name="P20"/>
      <text:p text:style-name="Standard"><text:span text:style-name="T38">complexVector</text:span><text:span text:style-name="T19"> hunn(</text:span><text:span text:style-name="T38">vector</text:span><text:span text:style-name="T19">&lt;</text:span><text:span text:style-name="T37">int</text:span><text:span text:style-name="T19">&gt;&amp; </text:span><text:span text:style-name="T33">fullMP3</text:span><text:span text:style-name="T19">, </text:span><text:span text:style-name="T37">int</text:span><text:span text:style-name="T19"> </text:span><text:span text:style-name="T33">start</text:span><text:span text:style-name="T19">, </text:span><text:span text:style-name="T37">int</text:span><text:span text:style-name="T19"> </text:span><text:span text:style-name="T33">end</text:span><text:span text:style-name="T19">) </text:span></text:p>
      <text:p text:style-name="Standard"><text:span text:style-name="T19">{</text:span></text:p>
      <text:p text:style-name="Standard"><text:span text:style-name="T19"><text:tab/></text:span><text:span text:style-name="T38">complexVector</text:span><text:span text:style-name="T19"> afterHunn;</text:span></text:p>
      <text:p text:style-name="Standard"><text:span text:style-name="T19"><text:tab/></text:span><text:span text:style-name="T37">for</text:span><text:span text:style-name="T19"> (</text:span><text:span text:style-name="T37">int</text:span><text:span text:style-name="T19"> i = </text:span><text:span text:style-name="T33">start</text:span><text:span text:style-name="T19">; i &lt; </text:span><text:span text:style-name="T33">end</text:span><text:span text:style-name="T19">; i++)</text:span></text:p>
      <text:p text:style-name="Standard"><text:span text:style-name="T19"><text:tab/>{</text:span></text:p>
      <text:p text:style-name="Standard"><text:span text:style-name="T19"><text:tab/><text:tab/>afterHunn.push_back(</text:span><text:span text:style-name="T33">fullMP3</text:span><text:span text:style-name="T39">[</text:span><text:span text:style-name="T19">i</text:span><text:span text:style-name="T39">]</text:span><text:span text:style-name="T19"> * 0.5 * (1 - cos(2 * pi * (i-</text:span><text:span text:style-name="T33">start</text:span><text:span text:style-name="T19">) / (4096-1))));</text:span></text:p>
      <text:p text:style-name="Standard"><text:span text:style-name="T19"><text:tab/>}</text:span></text:p>
      <text:p text:style-name="P20"/>
      <text:p text:style-name="Standard"><text:span text:style-name="T19"><text:tab/></text:span><text:span text:style-name="T37">return</text:span><text:span text:style-name="T19"> afterHunn;</text:span></text:p>
      <text:p text:style-name="Standard"><text:span text:style-name="T19">}</text:span></text:p>
      <text:p text:style-name="P20"/>
      <text:p text:style-name="Standard"><text:span text:style-name="T37">void</text:span><text:span text:style-name="T19"> fastAndFurryious(</text:span><text:span text:style-name="T38">complexVector</text:span><text:span text:style-name="T19">&amp; </text:span><text:span text:style-name="T33">original</text:span><text:span text:style-name="T19">) {</text:span></text:p>
      <text:p text:style-name="Standard"><text:span text:style-name="T19"><text:tab/></text:span><text:span text:style-name="T37">int</text:span><text:span text:style-name="T19"> size = </text:span><text:span text:style-name="T33">original</text:span><text:span text:style-name="T19">.size();</text:span></text:p>
      <text:p text:style-name="Standard"><text:span text:style-name="T19"><text:tab/></text:span><text:span text:style-name="T37">if</text:span><text:span text:style-name="T19"> (size == 1) { </text:span></text:p>
      <text:p text:style-name="Standard"><text:span text:style-name="T19"><text:tab/><text:tab/></text:span><text:span text:style-name="T37">return</text:span><text:span text:style-name="T19">;</text:span></text:p>
      <text:p text:style-name="Standard"><text:span text:style-name="T19"><text:tab/>}</text:span></text:p>
      <text:p text:style-name="Standard"><text:span text:style-name="T19"><text:tab/></text:span><text:span text:style-name="T37">else</text:span><text:span text:style-name="T19"> {</text:span></text:p>
      <text:p text:style-name="Standard"><text:span text:style-name="T19"><text:tab/><text:tab/></text:span><text:span text:style-name="T38">complexVector</text:span><text:span text:style-name="T19"> even(size / 2), uneven(size / 2);</text:span></text:p>
      <text:p text:style-name="Standard"><text:span text:style-name="T19"><text:tab/><text:tab/></text:span><text:span text:style-name="T37">for</text:span><text:span text:style-name="T19"> (</text:span><text:span text:style-name="T37">int</text:span><text:span text:style-name="T19"> i = 0; i &lt; size; i += 2) {</text:span></text:p>
      <text:p text:style-name="Standard"><text:span text:style-name="T19"><text:tab/><text:tab/><text:tab/>even</text:span><text:span text:style-name="T39">[</text:span><text:span text:style-name="T19">i / 2</text:span><text:span text:style-name="T39">]</text:span><text:span text:style-name="T19"> </text:span><text:span text:style-name="T39">=</text:span><text:span text:style-name="T19"> </text:span><text:span text:style-name="T33">original</text:span><text:span text:style-name="T39">[</text:span><text:span text:style-name="T19">i</text:span><text:span text:style-name="T39">]</text:span><text:span text:style-name="T19">;</text:span></text:p>
      <text:p text:style-name="Standard"><text:span text:style-name="T19"><text:tab/><text:tab/><text:tab/>uneven</text:span><text:span text:style-name="T39">[</text:span><text:span text:style-name="T19">i / 2</text:span><text:span text:style-name="T39">]</text:span><text:span text:style-name="T19"> </text:span><text:span text:style-name="T39">=</text:span><text:span text:style-name="T19"> </text:span><text:span text:style-name="T33">original</text:span><text:span text:style-name="T39">[</text:span><text:span text:style-name="T19">i + 1</text:span><text:span text:style-name="T39">]</text:span><text:span text:style-name="T19">;</text:span></text:p>
      <text:p text:style-name="Standard"><text:span text:style-name="T19"><text:tab/><text:tab/>}</text:span></text:p>
      <text:p text:style-name="Standard"><text:span text:style-name="T19"><text:tab/><text:tab/>fastAndFurryious(even);</text:span></text:p>
      <text:p text:style-name="Standard"><text:span text:style-name="T19"><text:tab/><text:tab/>fastAndFurryious(uneven);</text:span></text:p>
      <text:p text:style-name="P20"/>
      <text:p text:style-name="Standard"><text:span text:style-name="T19"><text:tab/><text:tab/></text:span><text:span text:style-name="T37">double</text:span><text:span text:style-name="T19"> angle = (2 * pi / size);</text:span></text:p>
      <text:p text:style-name="Standard"><text:span text:style-name="T19"><text:tab/><text:tab/></text:span><text:span text:style-name="T38">complex</text:span><text:span text:style-name="T19">&lt;</text:span><text:span text:style-name="T37">double</text:span><text:span text:style-name="T19">&gt; omegus = 1.0;</text:span></text:p>
      <text:p text:style-name="Standard"><text:span text:style-name="T19"><text:tab/><text:tab/></text:span><text:span text:style-name="T38">complex</text:span><text:span text:style-name="T19">&lt;</text:span><text:span text:style-name="T37">double</text:span><text:span text:style-name="T19">&gt; omegusSize(cos(angle), sin(angle));</text:span></text:p>
      <text:p text:style-name="Standard"><text:span text:style-name="T19"><text:tab/><text:tab/></text:span><text:span text:style-name="T37">for</text:span><text:span text:style-name="T19"> (</text:span><text:span text:style-name="T37">int</text:span><text:span text:style-name="T19"> k = 0; k &lt; size / 2; k++) {</text:span></text:p>
      <text:p text:style-name="Standard"><text:span text:style-name="T19"><text:tab/><text:tab/><text:tab/></text:span><text:span text:style-name="T33">original</text:span><text:span text:style-name="T39">[</text:span><text:span text:style-name="T19">k</text:span><text:span text:style-name="T39">]</text:span><text:span text:style-name="T19"> </text:span><text:span text:style-name="T39">=</text:span><text:span text:style-name="T19"> even</text:span><text:span text:style-name="T39">[</text:span><text:span text:style-name="T19">k</text:span><text:span text:style-name="T39">]</text:span><text:span text:style-name="T19"> </text:span><text:span text:style-name="T39">+</text:span><text:span text:style-name="T19"> omegus </text:span><text:span text:style-name="T39">*</text:span><text:span text:style-name="T19"> uneven</text:span><text:span text:style-name="T39">[</text:span><text:span text:style-name="T19">k</text:span><text:span text:style-name="T39">]</text:span><text:span text:style-name="T19">;</text:span></text:p>
      <text:p text:style-name="Standard"><text:span text:style-name="T19"><text:tab/><text:tab/><text:tab/></text:span><text:span text:style-name="T33">original</text:span><text:span text:style-name="T39">[</text:span><text:span text:style-name="T19">k + (size / 2)</text:span><text:span text:style-name="T39">]</text:span><text:span text:style-name="T19"> </text:span><text:span text:style-name="T39">=</text:span><text:span text:style-name="T19"> even</text:span><text:span text:style-name="T39">[</text:span><text:span text:style-name="T19">k</text:span><text:span text:style-name="T39">]</text:span><text:span text:style-name="T19"> </text:span><text:span text:style-name="T39">-</text:span><text:span text:style-name="T19"> omegus </text:span><text:span text:style-name="T39">*</text:span><text:span text:style-name="T19"> uneven</text:span><text:span text:style-name="T39">[</text:span><text:span text:style-name="T19">k</text:span><text:span text:style-name="T39">]</text:span><text:span text:style-name="T19">;</text:span></text:p>
      <text:p text:style-name="Standard"><text:span text:style-name="T19"><text:tab/><text:tab/><text:tab/>omegus </text:span><text:span text:style-name="T39">*=</text:span><text:span text:style-name="T19"> omegusSize;</text:span></text:p>
      <text:p text:style-name="Standard"><text:span text:style-name="T19"><text:tab/><text:tab/>}</text:span></text:p>
      <text:p text:style-name="Standard"><text:span text:style-name="T19"><text:tab/><text:tab/></text:span><text:span text:style-name="T37">return</text:span><text:span text:style-name="T19">;</text:span></text:p>
      <text:p text:style-name="Standard"><text:span text:style-name="T19"><text:tab/>}</text:span></text:p>
      <text:p text:style-name="Standard"><text:span text:style-name="T19">}</text:span></text:p>
      <text:p text:style-name="Standard"><text:span text:style-name="T37">bool</text:span><text:span text:style-name="T19"> comparator(</text:span><text:span text:style-name="T38">complex</text:span><text:span text:style-name="T19">&lt;</text:span><text:span text:style-name="T37">double</text:span><text:span text:style-name="T19">&gt; </text:span><text:span text:style-name="T33">uno</text:span><text:span text:style-name="T19">, </text:span><text:span text:style-name="T38">complex</text:span><text:span text:style-name="T19">&lt;</text:span><text:span text:style-name="T37">double</text:span><text:span text:style-name="T19">&gt; </text:span><text:span text:style-name="T33">dos</text:span><text:span text:style-name="T19">) {</text:span></text:p>
      <text:p text:style-name="Standard"><text:span text:style-name="T19"><text:tab/></text:span><text:span text:style-name="T37">return</text:span><text:span text:style-name="T19"> abs(</text:span><text:span text:style-name="T33">uno</text:span><text:span text:style-name="T19">) &lt; abs(</text:span><text:span text:style-name="T33">dos</text:span><text:span text:style-name="T19">);</text:span></text:p>
      <text:p text:style-name="Standard"><text:span text:style-name="T19">}</text:span></text:p>
      <text:p text:style-name="P20"/>
      <text:p text:style-name="Standard"><text:span text:style-name="T37">int</text:span><text:span text:style-name="T19"> main() {</text:span></text:p>
      <text:p text:style-name="Standard"><text:span text:style-name="T19"><text:tab/></text:span><text:span text:style-name="T38">string</text:span><text:span text:style-name="T19"> filename;</text:span></text:p>
      <text:p text:style-name="Standard"><text:soft-page-break/><text:span text:style-name="T19"><text:tab/>filename </text:span><text:span text:style-name="T39">=</text:span><text:span text:style-name="T19"> </text:span><text:span text:style-name="T36">"input.mp3"</text:span><text:span text:style-name="T19">;</text:span></text:p>
      <text:p text:style-name="Standard"><text:span text:style-name="T19"><text:tab/></text:span><text:span text:style-name="T38">vector</text:span><text:span text:style-name="T19">&lt;</text:span><text:span text:style-name="T37">int</text:span><text:span text:style-name="T19">&gt; fullMP3 = decoder(filename);</text:span></text:p>
      <text:p text:style-name="Standard"><text:span text:style-name="T19"><text:tab/></text:span><text:span text:style-name="T37">int</text:span><text:span text:style-name="T19"> n = fullMP3.size();</text:span></text:p>
      <text:p text:style-name="Standard"><text:span text:style-name="T19"><text:tab/></text:span><text:span text:style-name="T37">double</text:span><text:span text:style-name="T19"> currentMax = 0;</text:span></text:p>
      <text:p text:style-name="Standard"><text:span text:style-name="T19"><text:tab/></text:span><text:span text:style-name="T37">double</text:span><text:span text:style-name="T19"> out = 0.0;</text:span></text:p>
      <text:p text:style-name="Standard"><text:span text:style-name="T19"><text:tab/></text:span><text:span text:style-name="T37">for</text:span><text:span text:style-name="T19"> (</text:span><text:span text:style-name="T37">int</text:span><text:span text:style-name="T19"> i = 0; i + 4096 &lt; n; i += 1024) {</text:span></text:p>
      <text:p text:style-name="Standard"><text:span text:style-name="T19"><text:tab/><text:tab/></text:span><text:span text:style-name="T38">complexVector</text:span><text:span text:style-name="T19"> afterHunn = hunn(fullMP3, i, i + 4096);</text:span></text:p>
      <text:p text:style-name="Standard"><text:span text:style-name="T19"><text:tab/><text:tab/>fastAndFurryious(afterHunn);</text:span></text:p>
      <text:p text:style-name="Standard"><text:span text:style-name="T19"><text:tab/><text:tab/></text:span><text:span text:style-name="T37">auto</text:span><text:span text:style-name="T19"> out <text:s/>= max_element(afterHunn.begin(), afterHunn.end(), comparator);</text:span></text:p>
      <text:p text:style-name="Standard"><text:span text:style-name="T19"><text:tab/><text:tab/>cout </text:span><text:span text:style-name="T39">&lt;&lt;</text:span><text:span text:style-name="T19"> fixed </text:span><text:span text:style-name="T39">&lt;&lt;</text:span><text:span text:style-name="T19"> setprecision(26) </text:span><text:span text:style-name="T39">&lt;&lt;</text:span><text:span text:style-name="T19"> abs(</text:span><text:span text:style-name="T39">*</text:span><text:span text:style-name="T19">out) </text:span><text:span text:style-name="T39">&lt;&lt;</text:span><text:span text:style-name="T19"> </text:span><text:span text:style-name="T36">'\n'</text:span><text:span text:style-name="T19">;</text:span></text:p>
      <text:p text:style-name="Standard"><text:span text:style-name="T19"><text:tab/>}</text:span></text:p>
      <text:p text:style-name="Standard"><text:span text:style-name="T19"><text:tab/></text:span><text:span text:style-name="T37">return</text:span><text:span text:style-name="T19"> 0;</text:span></text:p>
      <text:p text:style-name="Standard"><text:span text:style-name="T19">}</text:span></text:p>
      <text:p text:style-name="Standard"><text:span text:style-name="T9"/></text:p>
      <text:list xml:id="list192200465709968" text:continue-numbering="true" text:style-name="WWNum1">
        <text:list-item>
          <text:p text:style-name="P18"><text:span text:style-name="T11">Демонстрация работы программы</text:span></text:p>
          <text:p text:style-name="P22">Для предложенного 10 секундного трека результат работы программы будет выглядеть так:</text:p>
        </text:list-item>
      </text:list>
      <text:p text:style-name="Standard"><text:span text:style-name="T18">3921998.10862647509202361106872559</text:span></text:p>
      <text:p text:style-name="Standard"><text:span text:style-name="T18">5495942.40457161143422126770019531</text:span></text:p>
      <text:p text:style-name="Standard"><text:span text:style-name="T18">5803943.07590994611382484436035156</text:span></text:p>
      <text:p text:style-name="Standard"><text:span text:style-name="T18">5598042.53145524300634860992431641</text:span></text:p>
      <text:p text:style-name="Standard"><text:span text:style-name="T18">5032736.28819879796355962753295898</text:span></text:p>
      <text:p text:style-name="Standard"><text:span text:style-name="T18">4188627.45328716095536947250366211</text:span></text:p>
      <text:p text:style-name="Standard"><text:span text:style-name="T18">3592698.56860362365841865539550781</text:span></text:p>
      <text:p text:style-name="Standard"><text:span text:style-name="T18">5467929.23962956108152866363525391</text:span></text:p>
      <text:p text:style-name="Standard"><text:span text:style-name="T18">7220862.08550800569355487823486328</text:span></text:p>
      <text:p text:style-name="Standard"><text:span text:style-name="T18">6006171.42803917266428470611572266</text:span></text:p>
      <text:p text:style-name="Standard"><text:span text:style-name="T18">5120094.89572501182556152343750000</text:span></text:p>
      <text:p text:style-name="Standard"><text:span text:style-name="T18">5306237.39957140013575553894042969</text:span></text:p>
      <text:p text:style-name="Standard"><text:span text:style-name="T18">4966005.74330846592783927917480469</text:span></text:p>
      <text:p text:style-name="Standard"><text:span text:style-name="T18">4425890.77587256114929914474487305</text:span></text:p>
      <text:p text:style-name="Standard"><text:span text:style-name="T18">3717692.47971518291160464286804199</text:span></text:p>
      <text:p text:style-name="Standard"><text:span text:style-name="T18">3949948.16940104169771075248718262</text:span></text:p>
      <text:p text:style-name="Standard"><text:span text:style-name="T18">5759215.89996180962771177291870117</text:span></text:p>
      <text:p text:style-name="Standard"><text:span text:style-name="T18">5043310.24757293239235877990722656</text:span></text:p>
      <text:p text:style-name="Standard"><text:span text:style-name="T18">4252751.69224025867879390716552734</text:span></text:p>
      <text:p text:style-name="Standard"><text:span text:style-name="T18">3297017.78848302271217107772827148</text:span></text:p>
      <text:p text:style-name="Standard"><text:span text:style-name="T18">3251532.20216058008372783660888672</text:span></text:p>
      <text:p text:style-name="Standard"><text:soft-page-break/><text:span text:style-name="T18">3180598.29471521452069282531738281</text:span></text:p>
      <text:p text:style-name="Standard"><text:span text:style-name="T18">3030171.84336358448490500450134277</text:span></text:p>
      <text:p text:style-name="Standard"><text:span text:style-name="T18">2112586.56912182737141847610473633</text:span></text:p>
      <text:p text:style-name="Standard"><text:span text:style-name="T18">2717399.19691346073523163795471191</text:span></text:p>
      <text:p text:style-name="Standard"><text:span text:style-name="T18">4140582.00880662584677338600158691</text:span></text:p>
      <text:p text:style-name="Standard"><text:span text:style-name="T18">2860012.77181954123079776763916016</text:span></text:p>
      <text:p text:style-name="Standard"><text:span text:style-name="T18">2948538.38051757775247097015380859</text:span></text:p>
      <text:p text:style-name="Standard"><text:span text:style-name="T18">3053705.13396439235657453536987305</text:span></text:p>
      <text:p text:style-name="Standard"><text:span text:style-name="T18">2910089.42718119872733950614929199</text:span></text:p>
      <text:p text:style-name="Standard"><text:span text:style-name="T18">2638255.08214608300477266311645508</text:span></text:p>
      <text:p text:style-name="Standard"><text:span text:style-name="T18">2478287.13040570775046944618225098</text:span></text:p>
      <text:p text:style-name="Standard"><text:span text:style-name="T18">4761076.78101823013275861740112305</text:span></text:p>
      <text:p text:style-name="Standard"><text:span text:style-name="T18">9300787.04261953569948673248291016</text:span></text:p>
      <text:p text:style-name="Standard"><text:span text:style-name="T18">7678495.24802409578114748001098633</text:span></text:p>
      <text:p text:style-name="Standard"><text:span text:style-name="T18">5179724.21863531414419412612915039</text:span></text:p>
      <text:p text:style-name="Standard"><text:span text:style-name="T18">3690735.61469815392047166824340820</text:span></text:p>
      <text:p text:style-name="Standard"><text:span text:style-name="T18">2426751.91811490850523114204406738</text:span></text:p>
      <text:p text:style-name="Standard"><text:span text:style-name="T18">2064370.91530667897313833236694336</text:span></text:p>
      <text:p text:style-name="Standard"><text:span text:style-name="T18">1202680.14416038431227207183837891</text:span></text:p>
      <text:p text:style-name="Standard"><text:span text:style-name="T18">1752200.61731056938879191875457764</text:span></text:p>
      <text:p text:style-name="Standard"><text:span text:style-name="T18">5257985.95758208632469177246093750</text:span></text:p>
      <text:p text:style-name="Standard"><text:span text:style-name="T18">6303231.95071365591138601303100586</text:span></text:p>
      <text:p text:style-name="Standard"><text:span text:style-name="T18">5743062.42484681308269500732421875</text:span></text:p>
      <text:p text:style-name="Standard"><text:span text:style-name="T18">3185424.84120419062674045562744141</text:span></text:p>
      <text:p text:style-name="Standard"><text:span text:style-name="T18">2179585.79092046525329351425170898</text:span></text:p>
      <text:p text:style-name="Standard"><text:span text:style-name="T18">1776906.44160213810391724109649658</text:span></text:p>
      <text:p text:style-name="Standard"><text:span text:style-name="T18">2018997.10176653554663062095642090</text:span></text:p>
      <text:p text:style-name="Standard"><text:span text:style-name="T18">1444729.60196285066194832324981689</text:span></text:p>
      <text:p text:style-name="Standard"><text:span text:style-name="T18">4945193.59813851490616798400878906</text:span></text:p>
      <text:p text:style-name="Standard"><text:span text:style-name="T18">8044818.34030520450323820114135742</text:span></text:p>
      <text:p text:style-name="Standard"><text:span text:style-name="T18">4823820.59274268243461847305297852</text:span></text:p>
      <text:p text:style-name="Standard"><text:span text:style-name="T18">3557494.22264262102544307708740234</text:span></text:p>
      <text:p text:style-name="Standard"><text:span text:style-name="T18">4783397.40273659769445657730102539</text:span></text:p>
      <text:p text:style-name="Standard"><text:span text:style-name="T18">3437437.18270868295803666114807129</text:span></text:p>
      <text:p text:style-name="Standard"><text:span text:style-name="T18">3112427.32670722482725977897644043</text:span></text:p>
      <text:p text:style-name="Standard"><text:soft-page-break/><text:span text:style-name="T18">1957574.86742140608839690685272217</text:span></text:p>
      <text:p text:style-name="Standard"><text:span text:style-name="T18">1193292.31977318483404815196990967</text:span></text:p>
      <text:p text:style-name="Standard"><text:span text:style-name="T18">3702092.14745203079655766487121582</text:span></text:p>
      <text:p text:style-name="Standard"><text:span text:style-name="T18">6535374.39414203725755214691162109</text:span></text:p>
      <text:p text:style-name="Standard"><text:span text:style-name="T18">7719226.85755840037018060684204102</text:span></text:p>
      <text:p text:style-name="Standard"><text:span text:style-name="T18">7010164.44595939386636018753051758</text:span></text:p>
      <text:p text:style-name="Standard"><text:span text:style-name="T18">5840478.23213836643844842910766602</text:span></text:p>
      <text:p text:style-name="Standard"><text:span text:style-name="T18">3177837.53609767463058233261108398</text:span></text:p>
      <text:p text:style-name="Standard"><text:span text:style-name="T18">1652794.24053539289161562919616699</text:span></text:p>
      <text:p text:style-name="Standard"><text:span text:style-name="T18">889320.54706697072833776473999023</text:span></text:p>
      <text:p text:style-name="Standard"><text:span text:style-name="T18">586071.33409977017436176538467407</text:span></text:p>
      <text:p text:style-name="Standard"><text:span text:style-name="T18">461500.69175808777799829840660095</text:span></text:p>
      <text:p text:style-name="Standard"><text:span text:style-name="T18">550520.52652744785882532596588135</text:span></text:p>
      <text:p text:style-name="Standard"><text:span text:style-name="T18">674903.07757945847697556018829346</text:span></text:p>
      <text:p text:style-name="Standard"><text:span text:style-name="T18">692759.54200508026406168937683105</text:span></text:p>
      <text:p text:style-name="Standard"><text:span text:style-name="T18">657035.29115340916905552148818970</text:span></text:p>
      <text:p text:style-name="Standard"><text:span text:style-name="T18">654702.76942692452576011419296265</text:span></text:p>
      <text:p text:style-name="Standard"><text:span text:style-name="T18">658193.92811881506349891424179077</text:span></text:p>
      <text:p text:style-name="Standard"><text:span text:style-name="T18">615641.52877752226777374744415283</text:span></text:p>
      <text:p text:style-name="Standard"><text:span text:style-name="T18">634891.08878825814463198184967041</text:span></text:p>
      <text:p text:style-name="Standard"><text:span text:style-name="T18">589792.89030541840475052595138550</text:span></text:p>
      <text:p text:style-name="Standard"><text:span text:style-name="T18">635953.30581445700954645872116089</text:span></text:p>
      <text:p text:style-name="Standard"><text:span text:style-name="T18">727909.18556767923291772603988647</text:span></text:p>
      <text:p text:style-name="Standard"><text:span text:style-name="T18">729415.49845498893409967422485352</text:span></text:p>
      <text:p text:style-name="Standard"><text:span text:style-name="T18">700187.16580005211289972066879272</text:span></text:p>
      <text:p text:style-name="Standard"><text:span text:style-name="T18">735820.48313120624516159296035767</text:span></text:p>
      <text:p text:style-name="Standard"><text:span text:style-name="T18">648144.76476057607214897871017456</text:span></text:p>
      <text:p text:style-name="Standard"><text:span text:style-name="T18">700755.20192968321498483419418335</text:span></text:p>
      <text:p text:style-name="Standard"><text:span text:style-name="T18">551996.16686090815346688032150269</text:span></text:p>
      <text:p text:style-name="Standard"><text:span text:style-name="T18">581345.07932246557902544736862183</text:span></text:p>
      <text:p text:style-name="Standard"><text:span text:style-name="T18">751501.52874174027238041162490845</text:span></text:p>
      <text:p text:style-name="Standard"><text:span text:style-name="T18">807298.58448641665745526552200317</text:span></text:p>
      <text:p text:style-name="Standard"><text:span text:style-name="T18">749215.30325726966839283704757690</text:span></text:p>
      <text:p text:style-name="Standard"><text:span text:style-name="T18">744629.99194578151218593120574951</text:span></text:p>
      <text:p text:style-name="Standard"><text:span text:style-name="T18">698796.55627931677736341953277588</text:span></text:p>
      <text:p text:style-name="Standard"><text:soft-page-break/><text:span text:style-name="T18">695778.79379608260933309793472290</text:span></text:p>
      <text:p text:style-name="Standard"><text:span text:style-name="T18">709279.56860440014861524105072021</text:span></text:p>
      <text:p text:style-name="Standard"><text:span text:style-name="T18">673255.12701829138677567243576050</text:span></text:p>
      <text:p text:style-name="Standard"><text:span text:style-name="T18">712900.05810894304886460304260254</text:span></text:p>
      <text:p text:style-name="Standard"><text:span text:style-name="T18">824171.92145616619382053613662720</text:span></text:p>
      <text:p text:style-name="Standard"><text:span text:style-name="T18">807890.87291897728573530912399292</text:span></text:p>
      <text:p text:style-name="Standard"><text:span text:style-name="T18">750082.81129856326151639223098755</text:span></text:p>
      <text:p text:style-name="Standard"><text:span text:style-name="T18">703481.77743108873255550861358643</text:span></text:p>
      <text:p text:style-name="Standard"><text:span text:style-name="T18">692233.02471038652583956718444824</text:span></text:p>
      <text:p text:style-name="Standard"><text:span text:style-name="T18">734903.18979314644820988178253174</text:span></text:p>
      <text:p text:style-name="Standard"><text:span text:style-name="T18">861761.70651623001322150230407715</text:span></text:p>
      <text:p text:style-name="Standard"><text:span text:style-name="T18">639823.20428905030712485313415527</text:span></text:p>
      <text:p text:style-name="Standard"><text:span text:style-name="T18">742557.87197138578630983829498291</text:span></text:p>
      <text:p text:style-name="Standard"><text:span text:style-name="T18">818887.24344004888553172349929810</text:span></text:p>
      <text:p text:style-name="Standard"><text:span text:style-name="T18">810116.57425254897680133581161499</text:span></text:p>
      <text:p text:style-name="Standard"><text:span text:style-name="T18">791123.22502220072783529758453369</text:span></text:p>
      <text:p text:style-name="Standard"><text:span text:style-name="T18">763770.12162461492698639631271362</text:span></text:p>
      <text:p text:style-name="Standard"><text:span text:style-name="T18">734022.52205712569411844015121460</text:span></text:p>
      <text:p text:style-name="Standard"><text:span text:style-name="T18">707560.60784339066594839096069336</text:span></text:p>
      <text:p text:style-name="Standard"><text:span text:style-name="T18">682427.97724918345920741558074951</text:span></text:p>
      <text:p text:style-name="Standard"><text:span text:style-name="T18">751523.84153152210637927055358887</text:span></text:p>
      <text:p text:style-name="Standard"><text:span text:style-name="T18">826375.59616740734782069921493530</text:span></text:p>
      <text:p text:style-name="Standard"><text:span text:style-name="T18">820290.41304685291834175586700439</text:span></text:p>
      <text:p text:style-name="Standard"><text:span text:style-name="T18">787739.71033630741294473409652710</text:span></text:p>
      <text:p text:style-name="Standard"><text:span text:style-name="T18">758335.71816043346188962459564209</text:span></text:p>
      <text:p text:style-name="Standard"><text:span text:style-name="T18">734462.93091550306417047977447510</text:span></text:p>
      <text:p text:style-name="Standard"><text:span text:style-name="T18">714002.55859944247640669345855713</text:span></text:p>
      <text:p text:style-name="Standard"><text:span text:style-name="T18">667073.76467018900439143180847168</text:span></text:p>
      <text:p text:style-name="Standard"><text:span text:style-name="T18">624572.90007500350475311279296875</text:span></text:p>
      <text:p text:style-name="Standard"><text:span text:style-name="T18">775172.35241832572501152753829956</text:span></text:p>
      <text:p text:style-name="Standard"><text:span text:style-name="T18">846010.31846704089548438787460327</text:span></text:p>
      <text:p text:style-name="Standard"><text:span text:style-name="T18">798169.02145358442794531583786011</text:span></text:p>
      <text:p text:style-name="Standard"><text:span text:style-name="T18">762673.42949078942183405160903931</text:span></text:p>
      <text:p text:style-name="Standard"><text:span text:style-name="T18">740251.17193424887955188751220703</text:span></text:p>
      <text:p text:style-name="Standard"><text:span text:style-name="T18">782862.81644204817712306976318359</text:span></text:p>
      <text:p text:style-name="Standard"><text:soft-page-break/><text:span text:style-name="T18">837873.36865030275657773017883301</text:span></text:p>
      <text:p text:style-name="Standard"><text:span text:style-name="T18">643560.47975519997999072074890137</text:span></text:p>
      <text:p text:style-name="Standard"><text:span text:style-name="T18">689892.34299599705263972282409668</text:span></text:p>
      <text:p text:style-name="Standard"><text:span text:style-name="T18">833457.14721528510563075542449951</text:span></text:p>
      <text:p text:style-name="Standard"><text:span text:style-name="T18">861293.03737541148439049720764160</text:span></text:p>
      <text:p text:style-name="Standard"><text:span text:style-name="T18">806486.74694152723532170057296753</text:span></text:p>
      <text:p text:style-name="Standard"><text:span text:style-name="T18">855417.38633031304925680160522461</text:span></text:p>
      <text:p text:style-name="Standard"><text:span text:style-name="T18">947202.05991247156634926795959473</text:span></text:p>
      <text:p text:style-name="Standard"><text:span text:style-name="T18">1012258.21506182721350342035293579</text:span></text:p>
      <text:p text:style-name="Standard"><text:span text:style-name="T18">2631222.09526025410741567611694336</text:span></text:p>
      <text:p text:style-name="Standard"><text:span text:style-name="T18">6161456.86192016396671533584594727</text:span></text:p>
      <text:p text:style-name="Standard"><text:span text:style-name="T18">6336107.29828332085162401199340820</text:span></text:p>
      <text:p text:style-name="Standard"><text:span text:style-name="T18">4304670.28436539880931377410888672</text:span></text:p>
      <text:p text:style-name="Standard"><text:span text:style-name="T18">5305874.53649481851607561111450195</text:span></text:p>
      <text:p text:style-name="Standard"><text:span text:style-name="T18">5407452.07325358130037784576416016</text:span></text:p>
      <text:p text:style-name="Standard"><text:span text:style-name="T18">5145628.40616038069128990173339844</text:span></text:p>
      <text:p text:style-name="Standard"><text:span text:style-name="T18">4629352.15555068198591470718383789</text:span></text:p>
      <text:p text:style-name="Standard"><text:span text:style-name="T18">3550525.14041274040937423706054688</text:span></text:p>
      <text:p text:style-name="Standard"><text:span text:style-name="T18">2149843.97740452690050005912780762</text:span></text:p>
      <text:p text:style-name="Standard"><text:span text:style-name="T18">2350064.87300083739683032035827637</text:span></text:p>
      <text:p text:style-name="Standard"><text:span text:style-name="T18">3343178.72717868350446224212646484</text:span></text:p>
      <text:p text:style-name="Standard"><text:span text:style-name="T18">5159322.45356685202568769454956055</text:span></text:p>
      <text:p text:style-name="Standard"><text:span text:style-name="T18">5708847.26039055082947015762329102</text:span></text:p>
      <text:p text:style-name="Standard"><text:span text:style-name="T18">5472686.12719953432679176330566406</text:span></text:p>
      <text:p text:style-name="Standard"><text:span text:style-name="T18">4976190.98405241873115301132202148</text:span></text:p>
      <text:p text:style-name="Standard"><text:span text:style-name="T18">4261205.45180968102067708969116211</text:span></text:p>
      <text:p text:style-name="Standard"><text:span text:style-name="T18">2923753.53902805689722299575805664</text:span></text:p>
      <text:p text:style-name="Standard"><text:span text:style-name="T18">1628642.82538064569234848022460938</text:span></text:p>
      <text:p text:style-name="Standard"><text:span text:style-name="T18">3331457.23263210430741310119628906</text:span></text:p>
      <text:p text:style-name="Standard"><text:span text:style-name="T18">4764724.15824318584054708480834961</text:span></text:p>
      <text:p text:style-name="Standard"><text:span text:style-name="T18">4622335.63030749559402465820312500</text:span></text:p>
      <text:p text:style-name="Standard"><text:span text:style-name="T18">2957017.75492319185286760330200195</text:span></text:p>
      <text:p text:style-name="Standard"><text:span text:style-name="T18">2888205.71576361777260899543762207</text:span></text:p>
      <text:p text:style-name="Standard"><text:span text:style-name="T18">2601287.68492775410413742065429688</text:span></text:p>
      <text:p text:style-name="Standard"><text:span text:style-name="T18">2136879.36597440391778945922851562</text:span></text:p>
      <text:p text:style-name="Standard"><text:soft-page-break/><text:span text:style-name="T18">1683344.17640956095419824123382568</text:span></text:p>
      <text:p text:style-name="Standard"><text:span text:style-name="T18">3991454.32157234475016593933105469</text:span></text:p>
      <text:p text:style-name="Standard"><text:span text:style-name="T18">7106806.10020600538700819015502930</text:span></text:p>
      <text:p text:style-name="Standard"><text:span text:style-name="T18">6855931.06195419561117887496948242</text:span></text:p>
      <text:p text:style-name="Standard"><text:span text:style-name="T18">4842176.71438065450638532638549805</text:span></text:p>
      <text:p text:style-name="Standard"><text:span text:style-name="T18">3430521.48182301782071590423583984</text:span></text:p>
      <text:p text:style-name="Standard"><text:span text:style-name="T18">2874890.81353451265022158622741699</text:span></text:p>
      <text:p text:style-name="Standard"><text:span text:style-name="T18">2850784.87365889409556984901428223</text:span></text:p>
      <text:p text:style-name="Standard"><text:span text:style-name="T18">2499419.96672640880569815635681152</text:span></text:p>
      <text:p text:style-name="Standard"><text:span text:style-name="T18">4712851.02716353535652160644531250</text:span></text:p>
      <text:p text:style-name="Standard"><text:span text:style-name="T18">11962400.03745152801275253295898438</text:span></text:p>
      <text:p text:style-name="Standard"><text:span text:style-name="T18">12503936.20091037452220916748046875</text:span></text:p>
      <text:p text:style-name="Standard"><text:span text:style-name="T18">6268904.10594619251787662506103516</text:span></text:p>
      <text:p text:style-name="Standard"><text:span text:style-name="T18">3133715.63544875010848045349121094</text:span></text:p>
      <text:p text:style-name="Standard"><text:span text:style-name="T18">2351464.43080078950151801109313965</text:span></text:p>
      <text:p text:style-name="Standard"><text:span text:style-name="T18">1253707.79871715791523456573486328</text:span></text:p>
      <text:p text:style-name="Standard"><text:span text:style-name="T18">635494.37755561911035329103469849</text:span></text:p>
      <text:p text:style-name="Standard"><text:span text:style-name="T18">4443780.52182903140783309936523438</text:span></text:p>
      <text:p text:style-name="Standard"><text:span text:style-name="T18">10490150.65201765485107898712158203</text:span></text:p>
      <text:p text:style-name="Standard"><text:span text:style-name="T18">8455838.93847275711596012115478516</text:span></text:p>
      <text:p text:style-name="Standard"><text:span text:style-name="T18">6994771.41651956271380186080932617</text:span></text:p>
      <text:p text:style-name="Standard"><text:span text:style-name="T18">6311356.42800201196223497390747070</text:span></text:p>
      <text:p text:style-name="Standard"><text:span text:style-name="T18">2348059.41935390699654817581176758</text:span></text:p>
      <text:p text:style-name="Standard"><text:span text:style-name="T18">1499162.35056122182868421077728271</text:span></text:p>
      <text:p text:style-name="Standard"><text:span text:style-name="T18">1501420.47698201914317905902862549</text:span></text:p>
      <text:p text:style-name="Standard"><text:span text:style-name="T18">958823.73387092549819499254226685</text:span></text:p>
      <text:p text:style-name="Standard"><text:span text:style-name="T18">3171932.57563088042661547660827637</text:span></text:p>
      <text:p text:style-name="Standard"><text:span text:style-name="T18">6638130.57478854060173034667968750</text:span></text:p>
      <text:p text:style-name="Standard"><text:span text:style-name="T18">7990741.44184823054820299148559570</text:span></text:p>
      <text:p text:style-name="Standard"><text:span text:style-name="T18">7148094.07647758163511753082275391</text:span></text:p>
      <text:p text:style-name="Standard"><text:span text:style-name="T18">7236759.68322804477065801620483398</text:span></text:p>
      <text:p text:style-name="Standard"><text:span text:style-name="T18">4575273.17028041835874319076538086</text:span></text:p>
      <text:p text:style-name="Standard"><text:span text:style-name="T18">2522822.54106086818501353263854980</text:span></text:p>
      <text:p text:style-name="Standard"><text:span text:style-name="T18">1245402.60641709784977138042449951</text:span></text:p>
      <text:p text:style-name="Standard"><text:span text:style-name="T18">887078.71186452615074813365936279</text:span></text:p>
      <text:p text:style-name="Standard"><text:soft-page-break/><text:span text:style-name="T18">1900782.72992525505833327770233154</text:span></text:p>
      <text:p text:style-name="Standard"><text:span text:style-name="T18">3318756.80219911877065896987915039</text:span></text:p>
      <text:p text:style-name="Standard"><text:span text:style-name="T18">3650516.99703735997900366783142090</text:span></text:p>
      <text:p text:style-name="Standard"><text:span text:style-name="T18">3431010.66456044977530837059020996</text:span></text:p>
      <text:p text:style-name="Standard"><text:span text:style-name="T18">5535168.02912846952676773071289062</text:span></text:p>
      <text:p text:style-name="Standard"><text:span text:style-name="T18">4742269.24346130993217229843139648</text:span></text:p>
      <text:p text:style-name="Standard"><text:span text:style-name="T18">1920966.43885926180519163608551025</text:span></text:p>
      <text:p text:style-name="Standard"><text:span text:style-name="T18">1051419.60634420812129974365234375</text:span></text:p>
      <text:p text:style-name="Standard"><text:span text:style-name="T18">622342.01568305317778140306472778</text:span></text:p>
      <text:p text:style-name="Standard"><text:span text:style-name="T18">615616.81214570580050349235534668</text:span></text:p>
      <text:p text:style-name="Standard"><text:span text:style-name="T18">660522.37988882011268287897109985</text:span></text:p>
      <text:p text:style-name="Standard"><text:span text:style-name="T18">753361.04459199192933738231658936</text:span></text:p>
      <text:p text:style-name="Standard"><text:span text:style-name="T18">735444.92621453874744474887847900</text:span></text:p>
      <text:p text:style-name="Standard"><text:span text:style-name="T18">703240.71629913256037980318069458</text:span></text:p>
      <text:p text:style-name="Standard"><text:span text:style-name="T18">670288.01584367628674954175949097</text:span></text:p>
      <text:p text:style-name="Standard"><text:span text:style-name="T18">658045.13793369848281145095825195</text:span></text:p>
      <text:p text:style-name="Standard"><text:span text:style-name="T18">753682.84105741826351732015609741</text:span></text:p>
      <text:p text:style-name="Standard"><text:span text:style-name="T18">566022.58484946982935070991516113</text:span></text:p>
      <text:p text:style-name="Standard"><text:span text:style-name="T18">596815.59848917217459529638290405</text:span></text:p>
      <text:p text:style-name="Standard"><text:span text:style-name="T18">743746.03195537545252591371536255</text:span></text:p>
      <text:p text:style-name="Standard"><text:span text:style-name="T18">787949.68264216894749552011489868</text:span></text:p>
      <text:p text:style-name="Standard"><text:span text:style-name="T18">737617.22171105234883725643157959</text:span></text:p>
      <text:p text:style-name="Standard"><text:span text:style-name="T18">705262.26699104730505496263504028</text:span></text:p>
      <text:p text:style-name="Standard"><text:span text:style-name="T18">682836.75825080985669046640396118</text:span></text:p>
      <text:p text:style-name="Standard"><text:span text:style-name="T18">778531.48810496367514133453369141</text:span></text:p>
      <text:p text:style-name="Standard"><text:span text:style-name="T18">705633.13954793312586843967437744</text:span></text:p>
      <text:p text:style-name="Standard"><text:span text:style-name="T18">654311.51324724021833389997482300</text:span></text:p>
      <text:p text:style-name="Standard"><text:span text:style-name="T18">706114.75050178589299321174621582</text:span></text:p>
      <text:p text:style-name="Standard"><text:span text:style-name="T18">829361.86705205752514302730560303</text:span></text:p>
      <text:p text:style-name="Standard"><text:span text:style-name="T18">812269.29112456005532294511795044</text:span></text:p>
      <text:p text:style-name="Standard"><text:span text:style-name="T18">761597.61344951414503157138824463</text:span></text:p>
      <text:p text:style-name="Standard"><text:span text:style-name="T18">722084.48834269226063042879104614</text:span></text:p>
      <text:p text:style-name="Standard"><text:span text:style-name="T18">779815.20577780588064342737197876</text:span></text:p>
      <text:p text:style-name="Standard"><text:span text:style-name="T18">781480.31510392809286713600158691</text:span></text:p>
      <text:p text:style-name="Standard"><text:span text:style-name="T18">640058.52895325981080532073974609</text:span></text:p>
      <text:p text:style-name="Standard"><text:soft-page-break/><text:span text:style-name="T18">627147.76828646473586559295654297</text:span></text:p>
      <text:p text:style-name="Standard"><text:span text:style-name="T18">759864.39585114095825701951980591</text:span></text:p>
      <text:p text:style-name="Standard"><text:span text:style-name="T18">843513.50346620893105864524841309</text:span></text:p>
      <text:p text:style-name="Standard"><text:span text:style-name="T18">821865.41598730452824383974075317</text:span></text:p>
      <text:p text:style-name="Standard"><text:span text:style-name="T18">763225.29553266032598912715911865</text:span></text:p>
      <text:p text:style-name="Standard"><text:span text:style-name="T18">741907.71004056453239172697067261</text:span></text:p>
      <text:p text:style-name="Standard"><text:span text:style-name="T18">853574.63366111379582434892654419</text:span></text:p>
      <text:p text:style-name="Standard"><text:span text:style-name="T18">811682.54587433359120041131973267</text:span></text:p>
      <text:p text:style-name="Standard"><text:span text:style-name="T18">867374.28684695495758205652236938</text:span></text:p>
      <text:p text:style-name="Standard"><text:span text:style-name="T18">698575.56935251259710639715194702</text:span></text:p>
      <text:p text:style-name="Standard"><text:span text:style-name="T18">799804.35204002656973898410797119</text:span></text:p>
      <text:p text:style-name="Standard"><text:span text:style-name="T18">820312.99163980770390480756759644</text:span></text:p>
      <text:p text:style-name="Standard"><text:span text:style-name="T18">788226.11646387656219303607940674</text:span></text:p>
      <text:p text:style-name="Standard"><text:span text:style-name="T18">742836.10208704858087003231048584</text:span></text:p>
      <text:p text:style-name="Standard"><text:span text:style-name="T18">714873.12066003342624753713607788</text:span></text:p>
      <text:p text:style-name="Standard"><text:span text:style-name="T18">727091.09527010645251721143722534</text:span></text:p>
      <text:p text:style-name="Standard"><text:span text:style-name="T18">693297.36358710844069719314575195</text:span></text:p>
      <text:p text:style-name="Standard"><text:span text:style-name="T18">673852.51970673794858157634735107</text:span></text:p>
      <text:p text:style-name="Standard"><text:span text:style-name="T18">768640.10411895345896482467651367</text:span></text:p>
      <text:p text:style-name="Standard"><text:span text:style-name="T18">844060.93280291208066046237945557</text:span></text:p>
      <text:p text:style-name="Standard"><text:span text:style-name="T18">802006.75810773565899580717086792</text:span></text:p>
      <text:p text:style-name="Standard"><text:span text:style-name="T18">764608.06072649278212338685989380</text:span></text:p>
      <text:p text:style-name="Standard"><text:span text:style-name="T18">745276.88162338291294872760772705</text:span></text:p>
      <text:p text:style-name="Standard"><text:span text:style-name="T18">717556.66641432512551546096801758</text:span></text:p>
      <text:p text:style-name="Standard"><text:span text:style-name="T18">724035.78479143709409981966018677</text:span></text:p>
      <text:p text:style-name="Standard"><text:span text:style-name="T18">657795.30963782919570803642272949</text:span></text:p>
      <text:p text:style-name="Standard"><text:span text:style-name="T18">676605.16446986293885856866836548</text:span></text:p>
      <text:p text:style-name="Standard"><text:span text:style-name="T18">785149.82793160912115126848220825</text:span></text:p>
      <text:p text:style-name="Standard"><text:span text:style-name="T18">808525.83616705727763473987579346</text:span></text:p>
      <text:p text:style-name="Standard"><text:span text:style-name="T18">772515.58069532772060483694076538</text:span></text:p>
      <text:p text:style-name="Standard"><text:span text:style-name="T18">737690.86128071008715778589248657</text:span></text:p>
      <text:p text:style-name="Standard"><text:span text:style-name="T18">727802.78270319569855928421020508</text:span></text:p>
      <text:p text:style-name="Standard"><text:span text:style-name="T18">723865.43021825805772095918655396</text:span></text:p>
      <text:p text:style-name="Standard"><text:span text:style-name="T18">752597.73307066282723098993301392</text:span></text:p>
      <text:p text:style-name="Standard"><text:span text:style-name="T18">693186.10425133584067225456237793</text:span></text:p>
      <text:p text:style-name="Standard"><text:soft-page-break/><text:span text:style-name="T18">731588.49480241280980408191680908</text:span></text:p>
      <text:p text:style-name="Standard"><text:span text:style-name="T18">824537.12289667304139584302902222</text:span></text:p>
      <text:p text:style-name="Standard"><text:span text:style-name="T18">828717.86826125043444335460662842</text:span></text:p>
      <text:p text:style-name="Standard"><text:span text:style-name="T18">786364.83582654455676674842834473</text:span></text:p>
      <text:p text:style-name="Standard"><text:span text:style-name="T18">742972.69324237527325749397277832</text:span></text:p>
      <text:p text:style-name="Standard"><text:span text:style-name="T18">727028.89100579207297414541244507</text:span></text:p>
      <text:p text:style-name="P21"/>
      <text:list xml:id="list192201546694070" text:continue-numbering="true" text:style-name="WWNum1">
        <text:list-item>
          <text:p text:style-name="P24">Время работы</text:p>
          <text:p text:style-name="P23">Для сравнения я взял <text:span text:style-name="T32">loop </text:span>и сделал из него <text:span text:style-name="T32">mp3 </text:span>файлы на 12, 24 и 36 секунд, затем данные файлы были пропущены через мою программу, с замером времени работы:</text:p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6">Длина файла (сек)</text:p>
          </table:table-cell>
          <table:table-cell table:style-name="Таблица1.B1" office:value-type="string">
            <text:p text:style-name="P26">Время работы программы (сек)</text:p>
          </table:table-cell>
        </table:table-row>
        <table:table-row>
          <table:table-cell table:style-name="Таблица1.A2" office:value-type="string">
            <text:p text:style-name="P26">12</text:p>
          </table:table-cell>
          <table:table-cell table:style-name="Таблица1.B2" office:value-type="string">
            <text:p text:style-name="P25">33.511000</text:p>
          </table:table-cell>
        </table:table-row>
        <table:table-row>
          <table:table-cell table:style-name="Таблица1.A2" office:value-type="string">
            <text:p text:style-name="P26">24</text:p>
          </table:table-cell>
          <table:table-cell table:style-name="Таблица1.B2" office:value-type="string">
            <text:p text:style-name="P25">60.634000</text:p>
          </table:table-cell>
        </table:table-row>
        <table:table-row>
          <table:table-cell table:style-name="Таблица1.A2" office:value-type="string">
            <text:p text:style-name="P26">36</text:p>
          </table:table-cell>
          <table:table-cell table:style-name="Таблица1.B2" office:value-type="string">
            <text:p text:style-name="P25">92.723000</text:p>
          </table:table-cell>
        </table:table-row>
      </table:table>
      <text:list xml:id="list192200517310436" text:continue-numbering="true" text:style-name="WWNum1">
        <text:list-header>
          <text:p text:style-name="P23">Для замеров использовалась структура:</text:p>
          <text:p text:style-name="P18"><text:span text:style-name="T38">clock_t</text:span><text:span text:style-name="T19"> start, end;</text:span></text:p>
          <text:p text:style-name="P18"><text:span text:style-name="T37">double</text:span><text:span text:style-name="T19"> cpu_time_used;</text:span></text:p>
          <text:p text:style-name="P23"><text:span text:style-name="T19">start = clock();</text:span></text:p>
          <text:p text:style-name="P23"><text:span text:style-name="T19">-------------------</text:span></text:p>
          <text:p text:style-name="P18"><text:span text:style-name="T19">end = clock();</text:span></text:p>
          <text:p text:style-name="P18"><text:span text:style-name="T19">cpu_time_used = ((</text:span><text:span text:style-name="T37">double</text:span><text:span text:style-name="T19">)(end - start)) / </text:span><text:span text:style-name="T35">CLOCKS_PER_SEC</text:span><text:span text:style-name="T19">;</text:span></text:p>
          <text:p text:style-name="P23"><text:span text:style-name="T19">printf(</text:span><text:span text:style-name="T36">"Время выполнения: %f секунд\n"</text:span><text:span text:style-name="T19">, cpu_time_used);</text:span></text:p>
        </text:list-header>
        <text:list-item>
          <text:p text:style-name="P18"><text:span text:style-name="T11">Выводы</text:span></text:p>
        </text:list-item>
      </text:list>
      <text:p text:style-name="P16"><text:span text:style-name="T1"><text:tab/></text:span><text:span text:style-name="T6">Выполнение данного курсового проекта познакомило меня с </text:span><text:span text:style-name="T7">полиномами и их различными вариантами представления</text:span><text:span text:style-name="T6">. Использование </text:span><text:span text:style-name="T7">преобразования Фурье</text:span><text:span text:style-name="T6"> позволило решить постав</text:span><text:span text:style-name="T7">л</text:span><text:span text:style-name="T6">енную задачу , за приемлемую временную сложность </text:span><text:span text:style-name="T17">O(n*log(n))</text:span><text:span text:style-name="T6">, </text:span><text:span text:style-name="T7">а не за </text:span><text:span text:style-name="T17">O(n</text:span><text:span text:style-name="T20">2</text:span><text:span text:style-name="T21">) как при наивном способе дискретного преобразования Фурье</text:span><text:span text:style-name="T6">. При выполнении данного проекта пригодились знания, полученные в предыдущем семестре дисциплины Дискретный анализ. Таким образом, </text:span><text:span text:style-name="T7">единственной проблемой в</text:span><text:span text:style-name="T6"> реализацией б</text:span><text:span text:style-name="T7">ыстрого </text:span><text:span text:style-name="T21">преобразования Фурье была точность получаемых значений, которая решилась использование изначально более точных значений констант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, Helvetica, sans-serif"/>
    <style:font-face style:name="CMMI12" svg:font-family="CMMI12" style:font-family-generic="system" style:font-pitch="variable"/>
    <style:font-face style:name="CMR12" svg:font-family="CMR12" style:font-family-generic="system" style:font-pitch="variable"/>
    <style:font-face style:name="CMR8" svg:font-family="CMR8" style:font-family-generic="system" style:font-pitch="variable"/>
    <style:font-face style:name="CMSY10" svg:font-family="CMSY10" style:font-family-generic="system" style:font-pitch="variable"/>
    <style:font-face style:name="Cambria" svg:font-family="Cambria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JXc-TeX-main-R" svg:font-family="MJXc-TeX-main-R, MJXc-TeX-main-Rw"/>
    <style:font-face style:name="Microsoft YaHei" svg:font-family="'Microsoft YaHei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SFBX1200" svg:font-family="SFBX1200" style:font-family-generic="system" style:font-pitch="variable"/>
    <style:font-face style:name="SFRM1200" svg:font-family="SFRM1200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4</meta:editing-cycles>
    <meta:creation-date>2024-03-18T18:09:00</meta:creation-date>
    <dc:date>2024-03-27T19:21:59.796000000</dc:date>
    <meta:editing-duration>PT1H24M50S</meta:editing-duration>
    <meta:generator>LibreOffice/7.4.2.3$Windows_X86_64 LibreOffice_project/382eef1f22670f7f4118c8c2dd222ec7ad009daf</meta:generator>
    <meta:document-statistic meta:table-count="1" meta:image-count="0" meta:object-count="0" meta:page-count="13" meta:paragraph-count="402" meta:word-count="1060" meta:character-count="14873" meta:non-whitespace-character-count="14120"/>
    <meta:user-defined meta:name="AppVersion">16.0000</meta:user-defined>
    <meta:template xlink:type="simple" xlink:actuate="onRequest" xlink:title="Normal" xlink:href=""/>
  </office:meta>
</office:document-meta>
</file>